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 statement match" table:style-name="ta1">
        <table:shapes>
          <draw:frame draw:z-index="0" draw:style-name="gr1" draw:text-style-name="P1" svg:width="700.78pt" svg:height="255.09pt" svg:x="444.02pt" svg:y="64.6pt">
            <loext:p draw:notify-on-update-of-ranges="'log statement match'.G2:'log statement match'.G7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  <table:table-cell table:formula="of:=[.F2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  <table:table-cell table:formula="of:=SUM([.F$2:.F3])" office:value-type="float" office:value="0.471526195899772" calcext:value-type="float">
            <text:p>0.4715261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  <table:table-cell table:formula="of:=SUM([.F$2:.F4])" office:value-type="float" office:value="0.594533029612756" calcext:value-type="float">
            <text:p>0.594533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  <table:table-cell table:formula="of:=SUM([.F$2:.F5])" office:value-type="float" office:value="0.658314350797266" calcext:value-type="float">
            <text:p>0.658314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  <table:table-cell table:formula="of:=SUM([.F$2:.F6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  <table:table-cell table:formula="of:=SUM([.F$2:.F7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  <table:table-cell table:formula="of:=SUM([.F$2:.F8])" office:value-type="float" office:value="0.681093394077449" calcext:value-type="float">
            <text:p>0.6810933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  <table:table-cell table:formula="of:=SUM([.F$2:.F9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  <table:table-cell table:formula="of:=SUM([.F$2:.F10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  <table:table-cell table:formula="of:=SUM([.F$2:.F11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  <table:table-cell table:formula="of:=SUM([.F$2:.F12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  <table:table-cell table:formula="of:=SUM([.F$2:.F13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  <table:table-cell table:formula="of:=SUM([.F$2:.F14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  <table:table-cell table:formula="of:=SUM([.F$2:.F15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  <table:table-cell table:formula="of:=SUM([.F$2:.F16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  <table:table-cell table:formula="of:=SUM([.F$2:.F17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  <table:table-cell table:formula="of:=SUM([.F$2:.F18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  <table:table-cell table:formula="of:=SUM([.F$2:.F1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  <table:table-cell table:formula="of:=SUM([.F$2:.F20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  <table:table-cell table:formula="of:=SUM([.F$2:.F21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  <table:table-cell table:formula="of:=SUM([.F$2:.F22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  <table:table-cell table:formula="of:=SUM([.F$2:.F23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  <table:table-cell table:formula="of:=SUM([.F$2:.F24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  <table:table-cell table:formula="of:=SUM([.F$2:.F25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  <table:table-cell table:formula="of:=SUM([.F$2:.F26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  <table:table-cell table:formula="of:=SUM([.F$2:.F27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  <table:table-cell table:formula="of:=SUM([.F$2:.F28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  <table:table-cell table:formula="of:=SUM([.F$2:.F2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  <table:table-cell table:formula="of:=SUM([.F$2:.F30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  <table:table-cell table:formula="of:=SUM([.F$2:.F31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  <table:table-cell table:formula="of:=SUM([.F$2:.F32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  <table:table-cell table:formula="of:=SUM([.F$2:.F33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  <table:table-cell table:formula="of:=SUM([.F$2:.F34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  <table:table-cell table:formula="of:=SUM([.F$2:.F35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  <table:table-cell table:formula="of:=SUM([.F$2:.F36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  <table:table-cell table:formula="of:=SUM([.F$2:.F37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  <table:table-cell table:formula="of:=SUM([.F$2:.F3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  <table:table-cell table:formula="of:=SUM([.F$2:.F3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  <table:table-cell table:formula="of:=SUM([.F$2:.F4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  <table:table-cell table:formula="of:=SUM([.F$2:.F4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  <table:table-cell table:formula="of:=SUM([.F$2:.F4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  <table:table-cell table:formula="of:=SUM([.F$2:.F4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  <table:table-cell table:formula="of:=SUM([.F$2:.F4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  <table:table-cell table:formula="of:=SUM([.F$2:.F4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  <table:table-cell table:formula="of:=SUM([.F$2:.F4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  <table:table-cell table:formula="of:=SUM([.F$2:.F4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  <table:table-cell table:formula="of:=SUM([.F$2:.F4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  <table:table-cell table:formula="of:=SUM([.F$2:.F4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  <table:table-cell table:formula="of:=SUM([.F$2:.F5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  <table:table-cell table:formula="of:=SUM([.F$2:.F5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  <table:table-cell table:formula="of:=SUM([.F$2:.F5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  <table:table-cell table:formula="of:=SUM([.F$2:.F5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  <table:table-cell table:formula="of:=SUM([.F$2:.F5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  <table:table-cell table:formula="of:=SUM([.F$2:.F5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  <table:table-cell table:formula="of:=SUM([.F$2:.F5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  <table:table-cell table:formula="of:=SUM([.F$2:.F5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  <table:table-cell table:formula="of:=SUM([.F$2:.F5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  <table:table-cell table:formula="of:=SUM([.F$2:.F5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  <table:table-cell table:formula="of:=SUM([.F$2:.F6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  <table:table-cell table:formula="of:=SUM([.F$2:.F6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  <table:table-cell table:formula="of:=SUM([.F$2:.F6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  <table:table-cell table:formula="of:=SUM([.F$2:.F6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  <table:table-cell table:formula="of:=SUM([.F$2:.F6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  <table:table-cell table:formula="of:=SUM([.F$2:.F6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  <table:table-cell table:formula="of:=SUM([.F$2:.F6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  <table:table-cell table:formula="of:=SUM([.F$2:.F6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  <table:table-cell table:formula="of:=SUM([.F$2:.F6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  <table:table-cell table:formula="of:=SUM([.F$2:.F6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  <table:table-cell table:formula="of:=SUM([.F$2:.F7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  <table:table-cell table:formula="of:=SUM([.F$2:.F7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  <table:table-cell table:formula="of:=SUM([.F$2:.F7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  <table:table-cell table:formula="of:=SUM([.F$2:.F7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  <table:table-cell table:formula="of:=SUM([.F$2:.F7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  <table:table-cell table:formula="of:=SUM([.F$2:.F7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  <table:table-cell table:formula="of:=SUM([.F$2:.F7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  <table:table-cell table:formula="of:=SUM([.F$2:.F7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  <table:table-cell table:formula="of:=SUM([.F$2:.F7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  <table:table-cell table:formula="of:=SUM([.F$2:.F7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  <table:table-cell table:formula="of:=SUM([.F$2:.F8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  <table:table-cell table:formula="of:=SUM([.F$2:.F8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  <table:table-cell table:formula="of:=SUM([.F$2:.F8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  <table:table-cell table:formula="of:=SUM([.F$2:.F8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  <table:table-cell table:formula="of:=SUM([.F$2:.F8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  <table:table-cell table:formula="of:=SUM([.F$2:.F8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  <table:table-cell table:formula="of:=SUM([.F$2:.F8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  <table:table-cell table:formula="of:=SUM([.F$2:.F8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  <table:table-cell table:formula="of:=SUM([.F$2:.F8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  <table:table-cell table:formula="of:=SUM([.F$2:.F8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  <table:table-cell table:formula="of:=SUM([.F$2:.F9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  <table:table-cell table:formula="of:=SUM([.F$2:.F9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  <table:table-cell table:formula="of:=SUM([.F$2:.F9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  <table:table-cell table:formula="of:=SUM([.F$2:.F9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  <table:table-cell table:formula="of:=SUM([.F$2:.F9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  <table:table-cell table:formula="of:=SUM([.F$2:.F9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  <table:table-cell table:formula="of:=SUM([.F$2:.F9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  <table:table-cell table:formula="of:=SUM([.F$2:.F9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  <table:table-cell table:formula="of:=SUM([.F$2:.F9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  <table:table-cell table:formula="of:=SUM([.F$2:.F9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  <table:table-cell table:formula="of:=SUM([.F$2:.F10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  <table:table-cell table:formula="of:=SUM([.F$2:.F10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  <table:table-cell table:formula="of:=SUM([.F$2:.F10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  <table:table-cell table:formula="of:=SUM([.F$2:.F10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  <table:table-cell table:formula="of:=SUM([.F$2:.F10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  <table:table-cell table:formula="of:=SUM([.F$2:.F10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  <table:table-cell table:formula="of:=SUM([.F$2:.F10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  <table:table-cell table:formula="of:=SUM([.F$2:.F10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  <table:table-cell table:formula="of:=SUM([.F$2:.F10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  <table:table-cell table:formula="of:=SUM([.F$2:.F10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  <table:table-cell table:formula="of:=SUM([.F$2:.F11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  <table:table-cell table:formula="of:=SUM([.F$2:.F11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  <table:table-cell table:formula="of:=SUM([.F$2:.F11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  <table:table-cell table:formula="of:=SUM([.F$2:.F11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  <table:table-cell table:formula="of:=SUM([.F$2:.F11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  <table:table-cell table:formula="of:=SUM([.F$2:.F11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  <table:table-cell table:formula="of:=SUM([.F$2:.F11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  <table:table-cell table:formula="of:=SUM([.F$2:.F11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  <table:table-cell table:formula="of:=SUM([.F$2:.F11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  <table:table-cell table:formula="of:=SUM([.F$2:.F11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  <table:table-cell table:formula="of:=SUM([.F$2:.F12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  <table:table-cell table:formula="of:=SUM([.F$2:.F12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  <table:table-cell table:formula="of:=SUM([.F$2:.F12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  <table:table-cell table:formula="of:=SUM([.F$2:.F12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  <table:table-cell table:formula="of:=SUM([.F$2:.F12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  <table:table-cell table:formula="of:=SUM([.F$2:.F12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  <table:table-cell table:formula="of:=SUM([.F$2:.F12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  <table:table-cell table:formula="of:=SUM([.F$2:.F12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  <table:table-cell table:formula="of:=SUM([.F$2:.F12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  <table:table-cell table:formula="of:=SUM([.F$2:.F12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  <table:table-cell table:formula="of:=SUM([.F$2:.F13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  <table:table-cell table:formula="of:=SUM([.F$2:.F13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  <table:table-cell table:formula="of:=SUM([.F$2:.F13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  <table:table-cell table:formula="of:=SUM([.F$2:.F13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  <table:table-cell table:formula="of:=SUM([.F$2:.F13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  <table:table-cell table:formula="of:=SUM([.F$2:.F13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  <table:table-cell table:formula="of:=SUM([.F$2:.F13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  <table:table-cell table:formula="of:=SUM([.F$2:.F13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  <table:table-cell table:formula="of:=SUM([.F$2:.F13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  <table:table-cell table:formula="of:=SUM([.F$2:.F13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  <table:table-cell table:formula="of:=SUM([.F$2:.F140])" office:value-type="float" office:value="0.917995444191344" calcext:value-type="float">
            <text:p>0.917995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  <table:table-cell table:formula="of:=SUM([.F$2:.F14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  <table:table-cell table:formula="of:=SUM([.F$2:.F14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  <table:table-cell table:formula="of:=SUM([.F$2:.F14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  <table:table-cell table:formula="of:=SUM([.F$2:.F14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  <table:table-cell table:formula="of:=SUM([.F$2:.F14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  <table:table-cell table:formula="of:=SUM([.F$2:.F14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  <table:table-cell table:formula="of:=SUM([.F$2:.F14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  <table:table-cell table:formula="of:=SUM([.F$2:.F14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  <table:table-cell table:formula="of:=SUM([.F$2:.F14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  <table:table-cell table:formula="of:=SUM([.F$2:.F15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  <table:table-cell table:formula="of:=SUM([.F$2:.F15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  <table:table-cell table:formula="of:=SUM([.F$2:.F15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  <table:table-cell table:formula="of:=SUM([.F$2:.F15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  <table:table-cell table:formula="of:=SUM([.F$2:.F15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  <table:table-cell table:formula="of:=SUM([.F$2:.F15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  <table:table-cell table:formula="of:=SUM([.F$2:.F15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  <table:table-cell table:formula="of:=SUM([.F$2:.F15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  <table:table-cell table:formula="of:=SUM([.F$2:.F15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  <table:table-cell table:formula="of:=SUM([.F$2:.F15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  <table:table-cell table:formula="of:=SUM([.F$2:.F16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  <table:table-cell table:formula="of:=SUM([.F$2:.F16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  <table:table-cell table:formula="of:=SUM([.F$2:.F16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  <table:table-cell table:formula="of:=SUM([.F$2:.F16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  <table:table-cell table:formula="of:=SUM([.F$2:.F16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  <table:table-cell table:formula="of:=SUM([.F$2:.F1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  <table:table-cell table:formula="of:=SUM([.F$2:.F1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  <table:table-cell table:formula="of:=SUM([.F$2:.F1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  <table:table-cell table:formula="of:=SUM([.F$2:.F1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  <table:table-cell table:formula="of:=SUM([.F$2:.F1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  <table:table-cell table:formula="of:=SUM([.F$2:.F1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  <table:table-cell table:formula="of:=SUM([.F$2:.F1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  <table:table-cell table:formula="of:=SUM([.F$2:.F1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  <table:table-cell table:formula="of:=SUM([.F$2:.F1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  <table:table-cell table:formula="of:=SUM([.F$2:.F1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  <table:table-cell table:formula="of:=SUM([.F$2:.F1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  <table:table-cell table:formula="of:=SUM([.F$2:.F1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  <table:table-cell table:formula="of:=SUM([.F$2:.F1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  <table:table-cell table:formula="of:=SUM([.F$2:.F1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  <table:table-cell table:formula="of:=SUM([.F$2:.F1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  <table:table-cell table:formula="of:=SUM([.F$2:.F1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  <table:table-cell table:formula="of:=SUM([.F$2:.F1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  <table:table-cell table:formula="of:=SUM([.F$2:.F1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  <table:table-cell table:formula="of:=SUM([.F$2:.F1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  <table:table-cell table:formula="of:=SUM([.F$2:.F1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  <table:table-cell table:formula="of:=SUM([.F$2:.F1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  <table:table-cell table:formula="of:=SUM([.F$2:.F1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  <table:table-cell table:formula="of:=SUM([.F$2:.F1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  <table:table-cell table:formula="of:=SUM([.F$2:.F1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  <table:table-cell table:formula="of:=SUM([.F$2:.F1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  <table:table-cell table:formula="of:=SUM([.F$2:.F1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  <table:table-cell table:formula="of:=SUM([.F$2:.F1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  <table:table-cell table:formula="of:=SUM([.F$2:.F1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  <table:table-cell table:formula="of:=SUM([.F$2:.F1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  <table:table-cell table:formula="of:=SUM([.F$2:.F1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  <table:table-cell table:formula="of:=SUM([.F$2:.F1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  <table:table-cell table:formula="of:=SUM([.F$2:.F1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  <table:table-cell table:formula="of:=SUM([.F$2:.F1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  <table:table-cell table:formula="of:=SUM([.F$2:.F1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  <table:table-cell table:formula="of:=SUM([.F$2:.F1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  <table:table-cell table:formula="of:=SUM([.F$2:.F2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  <table:table-cell table:formula="of:=SUM([.F$2:.F2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  <table:table-cell table:formula="of:=SUM([.F$2:.F2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  <table:table-cell table:formula="of:=SUM([.F$2:.F2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  <table:table-cell table:formula="of:=SUM([.F$2:.F2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  <table:table-cell table:formula="of:=SUM([.F$2:.F2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  <table:table-cell table:formula="of:=SUM([.F$2:.F2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  <table:table-cell table:formula="of:=SUM([.F$2:.F2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  <table:table-cell table:formula="of:=SUM([.F$2:.F2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  <table:table-cell table:formula="of:=SUM([.F$2:.F2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  <table:table-cell table:formula="of:=SUM([.F$2:.F2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  <table:table-cell table:formula="of:=SUM([.F$2:.F2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  <table:table-cell table:formula="of:=SUM([.F$2:.F2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  <table:table-cell table:formula="of:=SUM([.F$2:.F2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  <table:table-cell table:formula="of:=SUM([.F$2:.F2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  <table:table-cell table:formula="of:=SUM([.F$2:.F2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  <table:table-cell table:formula="of:=SUM([.F$2:.F2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  <table:table-cell table:formula="of:=SUM([.F$2:.F2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  <table:table-cell table:formula="of:=SUM([.F$2:.F2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  <table:table-cell table:formula="of:=SUM([.F$2:.F2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  <table:table-cell table:formula="of:=SUM([.F$2:.F2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  <table:table-cell table:formula="of:=SUM([.F$2:.F2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  <table:table-cell table:formula="of:=SUM([.F$2:.F2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  <table:table-cell table:formula="of:=SUM([.F$2:.F2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  <table:table-cell table:formula="of:=SUM([.F$2:.F2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  <table:table-cell table:formula="of:=SUM([.F$2:.F2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  <table:table-cell table:formula="of:=SUM([.F$2:.F2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  <table:table-cell table:formula="of:=SUM([.F$2:.F2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  <table:table-cell table:formula="of:=SUM([.F$2:.F2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  <table:table-cell table:formula="of:=SUM([.F$2:.F2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  <table:table-cell table:formula="of:=SUM([.F$2:.F2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  <table:table-cell table:formula="of:=SUM([.F$2:.F2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  <table:table-cell table:formula="of:=SUM([.F$2:.F2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  <table:table-cell table:formula="of:=SUM([.F$2:.F2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  <table:table-cell table:formula="of:=SUM([.F$2:.F2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  <table:table-cell table:formula="of:=SUM([.F$2:.F2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  <table:table-cell table:formula="of:=SUM([.F$2:.F2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  <table:table-cell table:formula="of:=SUM([.F$2:.F2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  <table:table-cell table:formula="of:=SUM([.F$2:.F2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  <table:table-cell table:formula="of:=SUM([.F$2:.F2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  <table:table-cell table:formula="of:=SUM([.F$2:.F2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  <table:table-cell table:formula="of:=SUM([.F$2:.F2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  <table:table-cell table:formula="of:=SUM([.F$2:.F2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  <table:table-cell table:formula="of:=SUM([.F$2:.F2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  <table:table-cell table:formula="of:=SUM([.F$2:.F2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  <table:table-cell table:formula="of:=SUM([.F$2:.F2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  <table:table-cell table:formula="of:=SUM([.F$2:.F2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  <table:table-cell table:formula="of:=SUM([.F$2:.F2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  <table:table-cell table:formula="of:=SUM([.F$2:.F2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  <table:table-cell table:formula="of:=SUM([.F$2:.F2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  <table:table-cell table:formula="of:=SUM([.F$2:.F2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  <table:table-cell table:formula="of:=SUM([.F$2:.F2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  <table:table-cell table:formula="of:=SUM([.F$2:.F2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  <table:table-cell table:formula="of:=SUM([.F$2:.F2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  <table:table-cell table:formula="of:=SUM([.F$2:.F2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  <table:table-cell table:formula="of:=SUM([.F$2:.F2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  <table:table-cell table:formula="of:=SUM([.F$2:.F2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  <table:table-cell table:formula="of:=SUM([.F$2:.F2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  <table:table-cell table:formula="of:=SUM([.F$2:.F2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  <table:table-cell table:formula="of:=SUM([.F$2:.F2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  <table:table-cell table:formula="of:=SUM([.F$2:.F2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  <table:table-cell table:formula="of:=SUM([.F$2:.F2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  <table:table-cell table:formula="of:=SUM([.F$2:.F2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  <table:table-cell table:formula="of:=SUM([.F$2:.F2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  <table:table-cell table:formula="of:=SUM([.F$2:.F2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  <table:table-cell table:formula="of:=SUM([.F$2:.F2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  <table:table-cell table:formula="of:=SUM([.F$2:.F2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  <table:table-cell table:formula="of:=SUM([.F$2:.F2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  <table:table-cell table:formula="of:=SUM([.F$2:.F2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  <table:table-cell table:formula="of:=SUM([.F$2:.F2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  <table:table-cell table:formula="of:=SUM([.F$2:.F2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  <table:table-cell table:formula="of:=SUM([.F$2:.F2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  <table:table-cell table:formula="of:=SUM([.F$2:.F2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  <table:table-cell table:formula="of:=SUM([.F$2:.F2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  <table:table-cell table:formula="of:=SUM([.F$2:.F2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  <table:table-cell table:formula="of:=SUM([.F$2:.F2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  <table:table-cell table:formula="of:=SUM([.F$2:.F2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  <table:table-cell table:formula="of:=SUM([.F$2:.F2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  <table:table-cell table:formula="of:=SUM([.F$2:.F2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  <table:table-cell table:formula="of:=SUM([.F$2:.F2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  <table:table-cell table:formula="of:=SUM([.F$2:.F2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  <table:table-cell table:formula="of:=SUM([.F$2:.F2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  <table:table-cell table:formula="of:=SUM([.F$2:.F2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  <table:table-cell table:formula="of:=SUM([.F$2:.F2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  <table:table-cell table:formula="of:=SUM([.F$2:.F2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  <table:table-cell table:formula="of:=SUM([.F$2:.F2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  <table:table-cell table:formula="of:=SUM([.F$2:.F2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  <table:table-cell table:formula="of:=SUM([.F$2:.F2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  <table:table-cell table:formula="of:=SUM([.F$2:.F2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  <table:table-cell table:formula="of:=SUM([.F$2:.F2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  <table:table-cell table:formula="of:=SUM([.F$2:.F2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  <table:table-cell table:formula="of:=SUM([.F$2:.F2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  <table:table-cell table:formula="of:=SUM([.F$2:.F2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  <table:table-cell table:formula="of:=SUM([.F$2:.F2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  <table:table-cell table:formula="of:=SUM([.F$2:.F2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  <table:table-cell table:formula="of:=SUM([.F$2:.F2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  <table:table-cell table:formula="of:=SUM([.F$2:.F2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  <table:table-cell table:formula="of:=SUM([.F$2:.F2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  <table:table-cell table:formula="of:=SUM([.F$2:.F2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  <table:table-cell table:formula="of:=SUM([.F$2:.F2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  <table:table-cell table:formula="of:=SUM([.F$2:.F3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  <table:table-cell table:formula="of:=SUM([.F$2:.F3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  <table:table-cell table:formula="of:=SUM([.F$2:.F3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  <table:table-cell table:formula="of:=SUM([.F$2:.F3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  <table:table-cell table:formula="of:=SUM([.F$2:.F3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  <table:table-cell table:formula="of:=SUM([.F$2:.F3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  <table:table-cell table:formula="of:=SUM([.F$2:.F3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  <table:table-cell table:formula="of:=SUM([.F$2:.F3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  <table:table-cell table:formula="of:=SUM([.F$2:.F3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  <table:table-cell table:formula="of:=SUM([.F$2:.F3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  <table:table-cell table:formula="of:=SUM([.F$2:.F3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  <table:table-cell table:formula="of:=SUM([.F$2:.F3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  <table:table-cell table:formula="of:=SUM([.F$2:.F3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  <table:table-cell table:formula="of:=SUM([.F$2:.F3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  <table:table-cell table:formula="of:=SUM([.F$2:.F3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  <table:table-cell table:formula="of:=SUM([.F$2:.F3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  <table:table-cell table:formula="of:=SUM([.F$2:.F3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  <table:table-cell table:formula="of:=SUM([.F$2:.F3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  <table:table-cell table:formula="of:=SUM([.F$2:.F3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  <table:table-cell table:formula="of:=SUM([.F$2:.F3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  <table:table-cell table:formula="of:=SUM([.F$2:.F3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  <table:table-cell table:formula="of:=SUM([.F$2:.F3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  <table:table-cell table:formula="of:=SUM([.F$2:.F3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  <table:table-cell table:formula="of:=SUM([.F$2:.F3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  <table:table-cell table:formula="of:=SUM([.F$2:.F3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  <table:table-cell table:formula="of:=SUM([.F$2:.F3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  <table:table-cell table:formula="of:=SUM([.F$2:.F3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  <table:table-cell table:formula="of:=SUM([.F$2:.F3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  <table:table-cell table:formula="of:=SUM([.F$2:.F3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  <table:table-cell table:formula="of:=SUM([.F$2:.F3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  <table:table-cell table:formula="of:=SUM([.F$2:.F3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  <table:table-cell table:formula="of:=SUM([.F$2:.F3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  <table:table-cell table:formula="of:=SUM([.F$2:.F3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  <table:table-cell table:formula="of:=SUM([.F$2:.F3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  <table:table-cell table:formula="of:=SUM([.F$2:.F3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  <table:table-cell table:formula="of:=SUM([.F$2:.F3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  <table:table-cell table:formula="of:=SUM([.F$2:.F3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  <table:table-cell table:formula="of:=SUM([.F$2:.F3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  <table:table-cell table:formula="of:=SUM([.F$2:.F3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  <table:table-cell table:formula="of:=SUM([.F$2:.F3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  <table:table-cell table:formula="of:=SUM([.F$2:.F3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  <table:table-cell table:formula="of:=SUM([.F$2:.F3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  <table:table-cell table:formula="of:=SUM([.F$2:.F3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  <table:table-cell table:formula="of:=SUM([.F$2:.F3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  <table:table-cell table:formula="of:=SUM([.F$2:.F3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  <table:table-cell table:formula="of:=SUM([.F$2:.F3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  <table:table-cell table:formula="of:=SUM([.F$2:.F3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  <table:table-cell table:formula="of:=SUM([.F$2:.F3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  <table:table-cell table:formula="of:=SUM([.F$2:.F3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  <table:table-cell table:formula="of:=SUM([.F$2:.F3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  <table:table-cell table:formula="of:=SUM([.F$2:.F3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  <table:table-cell table:formula="of:=SUM([.F$2:.F3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  <table:table-cell table:formula="of:=SUM([.F$2:.F3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  <table:table-cell table:formula="of:=SUM([.F$2:.F3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  <table:table-cell table:formula="of:=SUM([.F$2:.F3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  <table:table-cell table:formula="of:=SUM([.F$2:.F3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  <table:table-cell table:formula="of:=SUM([.F$2:.F3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  <table:table-cell table:formula="of:=SUM([.F$2:.F3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  <table:table-cell table:formula="of:=SUM([.F$2:.F3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  <table:table-cell table:formula="of:=SUM([.F$2:.F3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  <table:table-cell table:formula="of:=SUM([.F$2:.F3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  <table:table-cell table:formula="of:=SUM([.F$2:.F3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  <table:table-cell table:formula="of:=SUM([.F$2:.F3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  <table:table-cell table:formula="of:=SUM([.F$2:.F3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  <table:table-cell table:formula="of:=SUM([.F$2:.F3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  <table:table-cell table:formula="of:=SUM([.F$2:.F3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  <table:table-cell table:formula="of:=SUM([.F$2:.F3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  <table:table-cell table:formula="of:=SUM([.F$2:.F3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  <table:table-cell table:formula="of:=SUM([.F$2:.F3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  <table:table-cell table:formula="of:=SUM([.F$2:.F3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  <table:table-cell table:formula="of:=SUM([.F$2:.F3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  <table:table-cell table:formula="of:=SUM([.F$2:.F3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  <table:table-cell table:formula="of:=SUM([.F$2:.F3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  <table:table-cell table:formula="of:=SUM([.F$2:.F3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  <table:table-cell table:formula="of:=SUM([.F$2:.F3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  <table:table-cell table:formula="of:=SUM([.F$2:.F3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  <table:table-cell table:formula="of:=SUM([.F$2:.F3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  <table:table-cell table:formula="of:=SUM([.F$2:.F3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  <table:table-cell table:formula="of:=SUM([.F$2:.F3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  <table:table-cell table:formula="of:=SUM([.F$2:.F3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  <table:table-cell table:formula="of:=SUM([.F$2:.F3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  <table:table-cell table:formula="of:=SUM([.F$2:.F3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  <table:table-cell table:formula="of:=SUM([.F$2:.F3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  <table:table-cell table:formula="of:=SUM([.F$2:.F3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  <table:table-cell table:formula="of:=SUM([.F$2:.F3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  <table:table-cell table:formula="of:=SUM([.F$2:.F3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  <table:table-cell table:formula="of:=SUM([.F$2:.F3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  <table:table-cell table:formula="of:=SUM([.F$2:.F3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  <table:table-cell table:formula="of:=SUM([.F$2:.F3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  <table:table-cell table:formula="of:=SUM([.F$2:.F3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  <table:table-cell table:formula="of:=SUM([.F$2:.F3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  <table:table-cell table:formula="of:=SUM([.F$2:.F3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  <table:table-cell table:formula="of:=SUM([.F$2:.F3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  <table:table-cell table:formula="of:=SUM([.F$2:.F3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  <table:table-cell table:formula="of:=SUM([.F$2:.F3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  <table:table-cell table:formula="of:=SUM([.F$2:.F3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  <table:table-cell table:formula="of:=SUM([.F$2:.F3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  <table:table-cell table:formula="of:=SUM([.F$2:.F3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  <table:table-cell table:formula="of:=SUM([.F$2:.F3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  <table:table-cell table:formula="of:=SUM([.F$2:.F3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  <table:table-cell table:formula="of:=SUM([.F$2:.F4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  <table:table-cell table:formula="of:=SUM([.F$2:.F4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  <table:table-cell table:formula="of:=SUM([.F$2:.F4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  <table:table-cell table:formula="of:=SUM([.F$2:.F4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  <table:table-cell table:formula="of:=SUM([.F$2:.F4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  <table:table-cell table:formula="of:=SUM([.F$2:.F4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  <table:table-cell table:formula="of:=SUM([.F$2:.F4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  <table:table-cell table:formula="of:=SUM([.F$2:.F4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  <table:table-cell table:formula="of:=SUM([.F$2:.F4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  <table:table-cell table:formula="of:=SUM([.F$2:.F4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  <table:table-cell table:formula="of:=SUM([.F$2:.F4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  <table:table-cell table:formula="of:=SUM([.F$2:.F4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  <table:table-cell table:formula="of:=SUM([.F$2:.F4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  <table:table-cell table:formula="of:=SUM([.F$2:.F4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  <table:table-cell table:formula="of:=SUM([.F$2:.F4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  <table:table-cell table:formula="of:=SUM([.F$2:.F4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  <table:table-cell table:formula="of:=SUM([.F$2:.F4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  <table:table-cell table:formula="of:=SUM([.F$2:.F4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  <table:table-cell table:formula="of:=SUM([.F$2:.F4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  <table:table-cell table:formula="of:=SUM([.F$2:.F4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  <table:table-cell table:formula="of:=SUM([.F$2:.F4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  <table:table-cell table:formula="of:=SUM([.F$2:.F4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  <table:table-cell table:formula="of:=SUM([.F$2:.F4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  <table:table-cell table:formula="of:=SUM([.F$2:.F4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  <table:table-cell table:formula="of:=SUM([.F$2:.F4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  <table:table-cell table:formula="of:=SUM([.F$2:.F4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  <table:table-cell table:formula="of:=SUM([.F$2:.F4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  <table:table-cell table:formula="of:=SUM([.F$2:.F4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  <table:table-cell table:formula="of:=SUM([.F$2:.F4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  <table:table-cell table:formula="of:=SUM([.F$2:.F4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  <table:table-cell table:formula="of:=SUM([.F$2:.F4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  <table:table-cell table:formula="of:=SUM([.F$2:.F4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  <table:table-cell table:formula="of:=SUM([.F$2:.F4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  <table:table-cell table:formula="of:=SUM([.F$2:.F4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  <table:table-cell table:formula="of:=SUM([.F$2:.F4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  <table:table-cell table:formula="of:=SUM([.F$2:.F4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  <table:table-cell table:formula="of:=SUM([.F$2:.F4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  <table:table-cell table:formula="of:=SUM([.F$2:.F4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  <table:table-cell table:formula="of:=SUM([.F$2:.F4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  <table:table-cell table:formula="of:=SUM([.F$2:.F4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  <table:table-cell table:formula="of:=SUM([.F$2:.F4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  <table:table-cell table:formula="of:=SUM([.F$2:.F4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  <table:table-cell table:formula="of:=SUM([.F$2:.F4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  <table:table-cell table:formula="of:=SUM([.F$2:.F4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  <table:table-cell table:formula="of:=SUM([.F$2:.F4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  <table:table-cell table:formula="of:=SUM([.F$2:.F4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  <table:table-cell table:formula="of:=SUM([.F$2:.F4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  <table:table-cell table:formula="of:=SUM([.F$2:.F4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  <table:table-cell table:formula="of:=SUM([.F$2:.F4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  <table:table-cell table:formula="of:=SUM([.F$2:.F4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  <table:table-cell table:formula="of:=SUM([.F$2:.F4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  <table:table-cell table:formula="of:=SUM([.F$2:.F4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  <table:table-cell table:formula="of:=SUM([.F$2:.F4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  <table:table-cell table:formula="of:=SUM([.F$2:.F4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  <table:table-cell table:formula="of:=SUM([.F$2:.F4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  <table:table-cell table:formula="of:=SUM([.F$2:.F4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  <table:table-cell table:formula="of:=SUM([.F$2:.F4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  <table:table-cell table:formula="of:=SUM([.F$2:.F4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  <table:table-cell table:formula="of:=SUM([.F$2:.F4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  <table:table-cell table:formula="of:=SUM([.F$2:.F4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  <table:table-cell table:formula="of:=SUM([.F$2:.F4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  <table:table-cell table:formula="of:=SUM([.F$2:.F4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  <table:table-cell table:formula="of:=SUM([.F$2:.F4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  <table:table-cell table:formula="of:=SUM([.F$2:.F4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  <table:table-cell table:formula="of:=SUM([.F$2:.F4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  <table:table-cell table:formula="of:=SUM([.F$2:.F4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  <table:table-cell table:formula="of:=SUM([.F$2:.F4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  <table:table-cell table:formula="of:=SUM([.F$2:.F4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  <table:table-cell table:formula="of:=SUM([.F$2:.F4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  <table:table-cell table:formula="of:=SUM([.F$2:.F4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  <table:table-cell table:formula="of:=SUM([.F$2:.F4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  <table:table-cell table:formula="of:=SUM([.F$2:.F4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  <table:table-cell table:formula="of:=SUM([.F$2:.F4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  <table:table-cell table:formula="of:=SUM([.F$2:.F4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  <table:table-cell table:formula="of:=SUM([.F$2:.F4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  <table:table-cell table:formula="of:=SUM([.F$2:.F4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  <table:table-cell table:formula="of:=SUM([.F$2:.F4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  <table:table-cell table:formula="of:=SUM([.F$2:.F4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  <table:table-cell table:formula="of:=SUM([.F$2:.F4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  <table:table-cell table:formula="of:=SUM([.F$2:.F4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  <table:table-cell table:formula="of:=SUM([.F$2:.F4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  <table:table-cell table:formula="of:=SUM([.F$2:.F4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  <table:table-cell table:formula="of:=SUM([.F$2:.F4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  <table:table-cell table:formula="of:=SUM([.F$2:.F4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  <table:table-cell table:formula="of:=SUM([.F$2:.F4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  <table:table-cell table:formula="of:=SUM([.F$2:.F4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  <table:table-cell table:formula="of:=SUM([.F$2:.F4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  <table:table-cell table:formula="of:=SUM([.F$2:.F4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  <table:table-cell table:formula="of:=SUM([.F$2:.F4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  <table:table-cell table:formula="of:=SUM([.F$2:.F4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  <table:table-cell table:formula="of:=SUM([.F$2:.F4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  <table:table-cell table:formula="of:=SUM([.F$2:.F4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  <table:table-cell table:formula="of:=SUM([.F$2:.F4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  <table:table-cell table:formula="of:=SUM([.F$2:.F4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  <table:table-cell table:formula="of:=SUM([.F$2:.F4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  <table:table-cell table:formula="of:=SUM([.F$2:.F4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  <table:table-cell table:formula="of:=SUM([.F$2:.F4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  <table:table-cell table:formula="of:=SUM([.F$2:.F4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  <table:table-cell table:formula="of:=SUM([.F$2:.F4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  <table:table-cell table:formula="of:=SUM([.F$2:.F4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  <table:table-cell table:formula="of:=SUM([.F$2:.F5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  <table:table-cell table:formula="of:=SUM([.F$2:.F5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  <table:table-cell table:formula="of:=SUM([.F$2:.F5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  <table:table-cell table:formula="of:=SUM([.F$2:.F5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  <table:table-cell table:formula="of:=SUM([.F$2:.F5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  <table:table-cell table:formula="of:=SUM([.F$2:.F5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  <table:table-cell table:formula="of:=SUM([.F$2:.F5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  <table:table-cell table:formula="of:=SUM([.F$2:.F5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  <table:table-cell table:formula="of:=SUM([.F$2:.F5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  <table:table-cell table:formula="of:=SUM([.F$2:.F5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  <table:table-cell table:formula="of:=SUM([.F$2:.F5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  <table:table-cell table:formula="of:=SUM([.F$2:.F5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  <table:table-cell table:formula="of:=SUM([.F$2:.F5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  <table:table-cell table:formula="of:=SUM([.F$2:.F5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  <table:table-cell table:formula="of:=SUM([.F$2:.F5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  <table:table-cell table:formula="of:=SUM([.F$2:.F5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  <table:table-cell table:formula="of:=SUM([.F$2:.F5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  <table:table-cell table:formula="of:=SUM([.F$2:.F5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  <table:table-cell table:formula="of:=SUM([.F$2:.F5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  <table:table-cell table:formula="of:=SUM([.F$2:.F5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  <table:table-cell table:formula="of:=SUM([.F$2:.F5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  <table:table-cell table:formula="of:=SUM([.F$2:.F5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  <table:table-cell table:formula="of:=SUM([.F$2:.F5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  <table:table-cell table:formula="of:=SUM([.F$2:.F5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  <table:table-cell table:formula="of:=SUM([.F$2:.F5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  <table:table-cell table:formula="of:=SUM([.F$2:.F5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  <table:table-cell table:formula="of:=SUM([.F$2:.F5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  <table:table-cell table:formula="of:=SUM([.F$2:.F5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  <table:table-cell table:formula="of:=SUM([.F$2:.F5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  <table:table-cell table:formula="of:=SUM([.F$2:.F5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  <table:table-cell table:formula="of:=SUM([.F$2:.F5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  <table:table-cell table:formula="of:=SUM([.F$2:.F5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  <table:table-cell table:formula="of:=SUM([.F$2:.F5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  <table:table-cell table:formula="of:=SUM([.F$2:.F5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  <table:table-cell table:formula="of:=SUM([.F$2:.F5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  <table:table-cell table:formula="of:=SUM([.F$2:.F5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  <table:table-cell table:formula="of:=SUM([.F$2:.F5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  <table:table-cell table:formula="of:=SUM([.F$2:.F5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  <table:table-cell table:formula="of:=SUM([.F$2:.F5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  <table:table-cell table:formula="of:=SUM([.F$2:.F5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  <table:table-cell table:formula="of:=SUM([.F$2:.F5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  <table:table-cell table:formula="of:=SUM([.F$2:.F5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  <table:table-cell table:formula="of:=SUM([.F$2:.F5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  <table:table-cell table:formula="of:=SUM([.F$2:.F5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  <table:table-cell table:formula="of:=SUM([.F$2:.F5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  <table:table-cell table:formula="of:=SUM([.F$2:.F5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  <table:table-cell table:formula="of:=SUM([.F$2:.F5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  <table:table-cell table:formula="of:=SUM([.F$2:.F5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  <table:table-cell table:formula="of:=SUM([.F$2:.F5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  <table:table-cell table:formula="of:=SUM([.F$2:.F5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  <table:table-cell table:formula="of:=SUM([.F$2:.F5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  <table:table-cell table:formula="of:=SUM([.F$2:.F5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  <table:table-cell table:formula="of:=SUM([.F$2:.F5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  <table:table-cell table:formula="of:=SUM([.F$2:.F5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  <table:table-cell table:formula="of:=SUM([.F$2:.F5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  <table:table-cell table:formula="of:=SUM([.F$2:.F5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  <table:table-cell table:formula="of:=SUM([.F$2:.F5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  <table:table-cell table:formula="of:=SUM([.F$2:.F5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  <table:table-cell table:formula="of:=SUM([.F$2:.F5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  <table:table-cell table:formula="of:=SUM([.F$2:.F5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  <table:table-cell table:formula="of:=SUM([.F$2:.F5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  <table:table-cell table:formula="of:=SUM([.F$2:.F5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  <table:table-cell table:formula="of:=SUM([.F$2:.F5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  <table:table-cell table:formula="of:=SUM([.F$2:.F5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  <table:table-cell table:formula="of:=SUM([.F$2:.F5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  <table:table-cell table:formula="of:=SUM([.F$2:.F5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  <table:table-cell table:formula="of:=SUM([.F$2:.F5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  <table:table-cell table:formula="of:=SUM([.F$2:.F5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  <table:table-cell table:formula="of:=SUM([.F$2:.F5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  <table:table-cell table:formula="of:=SUM([.F$2:.F5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  <table:table-cell table:formula="of:=SUM([.F$2:.F5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  <table:table-cell table:formula="of:=SUM([.F$2:.F5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  <table:table-cell table:formula="of:=SUM([.F$2:.F5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  <table:table-cell table:formula="of:=SUM([.F$2:.F5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  <table:table-cell table:formula="of:=SUM([.F$2:.F5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  <table:table-cell table:formula="of:=SUM([.F$2:.F5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  <table:table-cell table:formula="of:=SUM([.F$2:.F5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  <table:table-cell table:formula="of:=SUM([.F$2:.F5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  <table:table-cell table:formula="of:=SUM([.F$2:.F5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  <table:table-cell table:formula="of:=SUM([.F$2:.F5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  <table:table-cell table:formula="of:=SUM([.F$2:.F5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  <table:table-cell table:formula="of:=SUM([.F$2:.F5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  <table:table-cell table:formula="of:=SUM([.F$2:.F5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  <table:table-cell table:formula="of:=SUM([.F$2:.F5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  <table:table-cell table:formula="of:=SUM([.F$2:.F5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  <table:table-cell table:formula="of:=SUM([.F$2:.F5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  <table:table-cell table:formula="of:=SUM([.F$2:.F5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  <table:table-cell table:formula="of:=SUM([.F$2:.F5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  <table:table-cell table:formula="of:=SUM([.F$2:.F5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  <table:table-cell table:formula="of:=SUM([.F$2:.F5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  <table:table-cell table:formula="of:=SUM([.F$2:.F5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  <table:table-cell table:formula="of:=SUM([.F$2:.F5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  <table:table-cell table:formula="of:=SUM([.F$2:.F5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  <table:table-cell table:formula="of:=SUM([.F$2:.F5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  <table:table-cell table:formula="of:=SUM([.F$2:.F5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  <table:table-cell table:formula="of:=SUM([.F$2:.F5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  <table:table-cell table:formula="of:=SUM([.F$2:.F5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  <table:table-cell table:formula="of:=SUM([.F$2:.F5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  <table:table-cell table:formula="of:=SUM([.F$2:.F5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  <table:table-cell table:formula="of:=SUM([.F$2:.F5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  <table:table-cell table:formula="of:=SUM([.F$2:.F6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  <table:table-cell table:formula="of:=SUM([.F$2:.F6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  <table:table-cell table:formula="of:=SUM([.F$2:.F6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  <table:table-cell table:formula="of:=SUM([.F$2:.F6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  <table:table-cell table:formula="of:=SUM([.F$2:.F6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  <table:table-cell table:formula="of:=SUM([.F$2:.F6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  <table:table-cell table:formula="of:=SUM([.F$2:.F6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  <table:table-cell table:formula="of:=SUM([.F$2:.F6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  <table:table-cell table:formula="of:=SUM([.F$2:.F6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  <table:table-cell table:formula="of:=SUM([.F$2:.F6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  <table:table-cell table:formula="of:=SUM([.F$2:.F6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  <table:table-cell table:formula="of:=SUM([.F$2:.F6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  <table:table-cell table:formula="of:=SUM([.F$2:.F6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  <table:table-cell table:formula="of:=SUM([.F$2:.F6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  <table:table-cell table:formula="of:=SUM([.F$2:.F6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  <table:table-cell table:formula="of:=SUM([.F$2:.F6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  <table:table-cell table:formula="of:=SUM([.F$2:.F6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  <table:table-cell table:formula="of:=SUM([.F$2:.F6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  <table:table-cell table:formula="of:=SUM([.F$2:.F6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  <table:table-cell table:formula="of:=SUM([.F$2:.F6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  <table:table-cell table:formula="of:=SUM([.F$2:.F6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  <table:table-cell table:formula="of:=SUM([.F$2:.F6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  <table:table-cell table:formula="of:=SUM([.F$2:.F6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  <table:table-cell table:formula="of:=SUM([.F$2:.F6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  <table:table-cell table:formula="of:=SUM([.F$2:.F6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  <table:table-cell table:formula="of:=SUM([.F$2:.F6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  <table:table-cell table:formula="of:=SUM([.F$2:.F6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  <table:table-cell table:formula="of:=SUM([.F$2:.F6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  <table:table-cell table:formula="of:=SUM([.F$2:.F6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  <table:table-cell table:formula="of:=SUM([.F$2:.F6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  <table:table-cell table:formula="of:=SUM([.F$2:.F6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  <table:table-cell table:formula="of:=SUM([.F$2:.F6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  <table:table-cell table:formula="of:=SUM([.F$2:.F6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  <table:table-cell table:formula="of:=SUM([.F$2:.F6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  <table:table-cell table:formula="of:=SUM([.F$2:.F6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  <table:table-cell table:formula="of:=SUM([.F$2:.F6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  <table:table-cell table:formula="of:=SUM([.F$2:.F6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  <table:table-cell table:formula="of:=SUM([.F$2:.F6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  <table:table-cell table:formula="of:=SUM([.F$2:.F6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  <table:table-cell table:formula="of:=SUM([.F$2:.F6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  <table:table-cell table:formula="of:=SUM([.F$2:.F6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  <table:table-cell table:formula="of:=SUM([.F$2:.F6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  <table:table-cell table:formula="of:=SUM([.F$2:.F6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  <table:table-cell table:formula="of:=SUM([.F$2:.F6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  <table:table-cell table:formula="of:=SUM([.F$2:.F6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  <table:table-cell table:formula="of:=SUM([.F$2:.F6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  <table:table-cell table:formula="of:=SUM([.F$2:.F6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  <table:table-cell table:formula="of:=SUM([.F$2:.F6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  <table:table-cell table:formula="of:=SUM([.F$2:.F6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  <table:table-cell table:formula="of:=SUM([.F$2:.F6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  <table:table-cell table:formula="of:=SUM([.F$2:.F6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  <table:table-cell table:formula="of:=SUM([.F$2:.F6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  <table:table-cell table:formula="of:=SUM([.F$2:.F6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  <table:table-cell table:formula="of:=SUM([.F$2:.F6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  <table:table-cell table:formula="of:=SUM([.F$2:.F6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  <table:table-cell table:formula="of:=SUM([.F$2:.F6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  <table:table-cell table:formula="of:=SUM([.F$2:.F6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  <table:table-cell table:formula="of:=SUM([.F$2:.F6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  <table:table-cell table:formula="of:=SUM([.F$2:.F6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  <table:table-cell table:formula="of:=SUM([.F$2:.F6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  <table:table-cell table:formula="of:=SUM([.F$2:.F6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  <table:table-cell table:formula="of:=SUM([.F$2:.F6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  <table:table-cell table:formula="of:=SUM([.F$2:.F6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  <table:table-cell table:formula="of:=SUM([.F$2:.F6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  <table:table-cell table:formula="of:=SUM([.F$2:.F6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  <table:table-cell table:formula="of:=SUM([.F$2:.F6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  <table:table-cell table:formula="of:=SUM([.F$2:.F6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  <table:table-cell table:formula="of:=SUM([.F$2:.F6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  <table:table-cell table:formula="of:=SUM([.F$2:.F6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  <table:table-cell table:formula="of:=SUM([.F$2:.F6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  <table:table-cell table:formula="of:=SUM([.F$2:.F6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  <table:table-cell table:formula="of:=SUM([.F$2:.F6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  <table:table-cell table:formula="of:=SUM([.F$2:.F6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  <table:table-cell table:formula="of:=SUM([.F$2:.F6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  <table:table-cell table:formula="of:=SUM([.F$2:.F6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  <table:table-cell table:formula="of:=SUM([.F$2:.F6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  <table:table-cell table:formula="of:=SUM([.F$2:.F6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  <table:table-cell table:formula="of:=SUM([.F$2:.F6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  <table:table-cell table:formula="of:=SUM([.F$2:.F6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  <table:table-cell table:formula="of:=SUM([.F$2:.F6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  <table:table-cell table:formula="of:=SUM([.F$2:.F6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  <table:table-cell table:formula="of:=SUM([.F$2:.F6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  <table:table-cell table:formula="of:=SUM([.F$2:.F6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  <table:table-cell table:formula="of:=SUM([.F$2:.F6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  <table:table-cell table:formula="of:=SUM([.F$2:.F6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  <table:table-cell table:formula="of:=SUM([.F$2:.F6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  <table:table-cell table:formula="of:=SUM([.F$2:.F6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  <table:table-cell table:formula="of:=SUM([.F$2:.F6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  <table:table-cell table:formula="of:=SUM([.F$2:.F6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  <table:table-cell table:formula="of:=SUM([.F$2:.F6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  <table:table-cell table:formula="of:=SUM([.F$2:.F6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  <table:table-cell table:formula="of:=SUM([.F$2:.F6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  <table:table-cell table:formula="of:=SUM([.F$2:.F6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  <table:table-cell table:formula="of:=SUM([.F$2:.F6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  <table:table-cell table:formula="of:=SUM([.F$2:.F6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  <table:table-cell table:formula="of:=SUM([.F$2:.F6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  <table:table-cell table:formula="of:=SUM([.F$2:.F6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  <table:table-cell table:formula="of:=SUM([.F$2:.F6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  <table:table-cell table:formula="of:=SUM([.F$2:.F6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  <table:table-cell table:formula="of:=SUM([.F$2:.F6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  <table:table-cell table:formula="of:=SUM([.F$2:.F7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  <table:table-cell table:formula="of:=SUM([.F$2:.F7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  <table:table-cell table:formula="of:=SUM([.F$2:.F7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  <table:table-cell table:formula="of:=SUM([.F$2:.F7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  <table:table-cell table:formula="of:=SUM([.F$2:.F7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  <table:table-cell table:formula="of:=SUM([.F$2:.F7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  <table:table-cell table:formula="of:=SUM([.F$2:.F7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  <table:table-cell table:formula="of:=SUM([.F$2:.F7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  <table:table-cell table:formula="of:=SUM([.F$2:.F7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  <table:table-cell table:formula="of:=SUM([.F$2:.F70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  <table:table-cell/>
        </table:table-row>
      </table:table>
      <table:table table:name="gumtree block feature + log statement match + 0.99up" table:style-name="ta1">
        <table:shapes>
          <draw:frame draw:z-index="0" draw:style-name="gr1" draw:text-style-name="P1" svg:width="453.51pt" svg:height="255.09pt" svg:x="356.26pt" svg:y="15.62pt">
            <loext:p draw:notify-on-update-of-ranges="'gumtree block feature + log statement match + 0.99up'.C2:'gumtree block feature + log statement match + 0.99up'.C21 'gumtree block feature + log statement match + 0.99up'.F2:'gumtree block feature + log statement match + 0.99up'.F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1])" office:value-type="float" office:value="250" calcext:value-type="float">
            <text:p>250</text:p>
          </table:table-cell>
          <table:table-cell table:formula="of:=[.D1]/SUM([.D$1:.D$18])" office:value-type="float" office:value="0.68870523415978" calcext:value-type="float">
            <text:p>0.6887052342</text:p>
          </table:table-cell>
          <table:table-cell table:formula="of:=SUM([.E1:.E$1])" office:value-type="float" office:value="0.68870523415978" calcext:value-type="float">
            <text:p>0.6887052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2])" office:value-type="float" office:value="24" calcext:value-type="float">
            <text:p>24</text:p>
          </table:table-cell>
          <table:table-cell table:formula="of:=[.D2]/SUM([.D$1:.D$18])" office:value-type="float" office:value="0.0661157024793388" calcext:value-type="float">
            <text:p>0.0661157025</text:p>
          </table:table-cell>
          <table:table-cell table:formula="of:=SUM([.E2:.E$1])" office:value-type="float" office:value="0.754820936639118" calcext:value-type="float">
            <text:p>0.7548209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577];[.C3])" office:value-type="float" office:value="16" calcext:value-type="float">
            <text:p>16</text:p>
          </table:table-cell>
          <table:table-cell table:formula="of:=[.D3]/SUM([.D$1:.D$18])" office:value-type="float" office:value="0.0440771349862259" calcext:value-type="float">
            <text:p>0.044077135</text:p>
          </table:table-cell>
          <table:table-cell table:formula="of:=SUM([.E3:.E$1])" office:value-type="float" office:value="0.798898071625344" calcext:value-type="float">
            <text:p>0.7988980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577];[.C4])" office:value-type="float" office:value="4" calcext:value-type="float">
            <text:p>4</text:p>
          </table:table-cell>
          <table:table-cell table:formula="of:=[.D4]/SUM([.D$1:.D$18])" office:value-type="float" office:value="0.0110192837465565" calcext:value-type="float">
            <text:p>0.0110192837</text:p>
          </table:table-cell>
          <table:table-cell table:formula="of:=SUM([.E4:.E$1])" office:value-type="float" office:value="0.809917355371901" calcext:value-type="float">
            <text:p>0.8099173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5])" office:value-type="float" office:value="2" calcext:value-type="float">
            <text:p>2</text:p>
          </table:table-cell>
          <table:table-cell table:formula="of:=[.D5]/SUM([.D$1:.D$18])" office:value-type="float" office:value="0.00550964187327824" calcext:value-type="float">
            <text:p>0.0055096419</text:p>
          </table:table-cell>
          <table:table-cell table:formula="of:=SUM([.E5:.E$1])" office:value-type="float" office:value="0.815426997245179" calcext:value-type="float">
            <text:p>0.8154269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577];[.C6])" office:value-type="float" office:value="14" calcext:value-type="float">
            <text:p>14</text:p>
          </table:table-cell>
          <table:table-cell table:formula="of:=[.D6]/SUM([.D$1:.D$18])" office:value-type="float" office:value="0.0385674931129477" calcext:value-type="float">
            <text:p>0.0385674931</text:p>
          </table:table-cell>
          <table:table-cell table:formula="of:=SUM([.E6:.E$1])" office:value-type="float" office:value="0.853994490358127" calcext:value-type="float">
            <text:p>0.8539944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577];[.C7])" office:value-type="float" office:value="4" calcext:value-type="float">
            <text:p>4</text:p>
          </table:table-cell>
          <table:table-cell table:formula="of:=[.D7]/SUM([.D$1:.D$18])" office:value-type="float" office:value="0.0110192837465565" calcext:value-type="float">
            <text:p>0.0110192837</text:p>
          </table:table-cell>
          <table:table-cell table:formula="of:=SUM([.E7:.E$1])" office:value-type="float" office:value="0.865013774104683" calcext:value-type="float">
            <text:p>0.86501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577];[.C8])" office:value-type="float" office:value="2" calcext:value-type="float">
            <text:p>2</text:p>
          </table:table-cell>
          <table:table-cell table:formula="of:=[.D8]/SUM([.D$1:.D$18])" office:value-type="float" office:value="0.00550964187327824" calcext:value-type="float">
            <text:p>0.0055096419</text:p>
          </table:table-cell>
          <table:table-cell table:formula="of:=SUM([.E8:.E$1])" office:value-type="float" office:value="0.870523415977961" calcext:value-type="float">
            <text:p>0.870523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577];[.C9])" office:value-type="float" office:value="6" calcext:value-type="float">
            <text:p>6</text:p>
          </table:table-cell>
          <table:table-cell table:formula="of:=[.D9]/SUM([.D$1:.D$18])" office:value-type="float" office:value="0.0165289256198347" calcext:value-type="float">
            <text:p>0.0165289256</text:p>
          </table:table-cell>
          <table:table-cell table:formula="of:=SUM([.E9:.E$1])" office:value-type="float" office:value="0.887052341597796" calcext:value-type="float">
            <text:p>0.8870523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577];[.C10])" office:value-type="float" office:value="4" calcext:value-type="float">
            <text:p>4</text:p>
          </table:table-cell>
          <table:table-cell table:formula="of:=[.D10]/SUM([.D$1:.D$18])" office:value-type="float" office:value="0.0110192837465565" calcext:value-type="float">
            <text:p>0.0110192837</text:p>
          </table:table-cell>
          <table:table-cell table:formula="of:=SUM([.E10:.E$1])" office:value-type="float" office:value="0.898071625344353" calcext:value-type="float">
            <text:p>0.8980716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577];[.C11])" office:value-type="float" office:value="2" calcext:value-type="float">
            <text:p>2</text:p>
          </table:table-cell>
          <table:table-cell table:formula="of:=[.D11]/SUM([.D$1:.D$18])" office:value-type="float" office:value="0.00550964187327824" calcext:value-type="float">
            <text:p>0.0055096419</text:p>
          </table:table-cell>
          <table:table-cell table:formula="of:=SUM([.E11:.E$1])" office:value-type="float" office:value="0.903581267217631" calcext:value-type="float">
            <text:p>0.9035812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577];[.C12])" office:value-type="float" office:value="2" calcext:value-type="float">
            <text:p>2</text:p>
          </table:table-cell>
          <table:table-cell table:formula="of:=[.D12]/SUM([.D$1:.D$18])" office:value-type="float" office:value="0.00550964187327824" calcext:value-type="float">
            <text:p>0.0055096419</text:p>
          </table:table-cell>
          <table:table-cell table:formula="of:=SUM([.E12:.E$1])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577];[.C13])" office:value-type="float" office:value="8" calcext:value-type="float">
            <text:p>8</text:p>
          </table:table-cell>
          <table:table-cell table:formula="of:=[.D13]/SUM([.D$1:.D$18])" office:value-type="float" office:value="0.0220385674931129" calcext:value-type="float">
            <text:p>0.0220385675</text:p>
          </table:table-cell>
          <table:table-cell table:formula="of:=SUM([.E13:.E$1])" office:value-type="float" office:value="0.931129476584022" calcext:value-type="float">
            <text:p>0.9311294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577];[.C14])" office:value-type="float" office:value="2" calcext:value-type="float">
            <text:p>2</text:p>
          </table:table-cell>
          <table:table-cell table:formula="of:=[.D14]/SUM([.D$1:.D$18])" office:value-type="float" office:value="0.00550964187327824" calcext:value-type="float">
            <text:p>0.0055096419</text:p>
          </table:table-cell>
          <table:table-cell table:formula="of:=SUM([.E14:.E$1])" office:value-type="float" office:value="0.9366391184573" calcext:value-type="float">
            <text:p>0.9366391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577];[.C15])" office:value-type="float" office:value="4" calcext:value-type="float">
            <text:p>4</text:p>
          </table:table-cell>
          <table:table-cell table:formula="of:=[.D15]/SUM([.D$1:.D$18])" office:value-type="float" office:value="0.0110192837465565" calcext:value-type="float">
            <text:p>0.0110192837</text:p>
          </table:table-cell>
          <table:table-cell table:formula="of:=SUM([.E15:.E$1])" office:value-type="float" office:value="0.947658402203857" calcext:value-type="float">
            <text:p>0.9476584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577];[.C16])" office:value-type="float" office:value="2" calcext:value-type="float">
            <text:p>2</text:p>
          </table:table-cell>
          <table:table-cell table:formula="of:=[.D16]/SUM([.D$1:.D$18])" office:value-type="float" office:value="0.00550964187327824" calcext:value-type="float">
            <text:p>0.0055096419</text:p>
          </table:table-cell>
          <table:table-cell table:formula="of:=SUM([.E16:.E$1])" office:value-type="float" office:value="0.953168044077135" calcext:value-type="float">
            <text:p>0.9531680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577];[.C17])" office:value-type="float" office:value="1" calcext:value-type="float">
            <text:p>1</text:p>
          </table:table-cell>
          <table:table-cell table:formula="of:=[.D17]/SUM([.D$1:.D$18])" office:value-type="float" office:value="0.00275482093663912" calcext:value-type="float">
            <text:p>0.0027548209</text:p>
          </table:table-cell>
          <table:table-cell table:formula="of:=SUM([.E17:.E$1])" office:value-type="float" office:value="0.955922865013774" calcext:value-type="float">
            <text:p>0.955922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577];[.C18])" office:value-type="float" office:value="16" calcext:value-type="float">
            <text:p>16</text:p>
          </table:table-cell>
          <table:table-cell table:formula="of:=[.D18]/SUM([.D$1:.D$18])" office:value-type="float" office:value="0.0440771349862259" calcext:value-type="float">
            <text:p>0.044077135</text:p>
          </table:table-cell>
          <table:table-cell table:formula="of:=SUM([.E18:.E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block feature + log statement match + edit node filter" table:style-name="ta1">
        <table:shapes>
          <draw:frame draw:z-index="0" draw:style-name="gr1" draw:text-style-name="P1" svg:width="453.51pt" svg:height="255.09pt" svg:x="356.26pt" svg:y="2.83pt">
            <loext:p draw:notify-on-update-of-ranges="'block feature + log statement match + edit node filter'.C1:'block feature + log statement match + edit node filter'.C18 'block feature + log statement match + edit node filter'.F1:'block feature + log statement match + edit node filter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577];[.C2])" office:value-type="float" office:value="332" calcext:value-type="float">
            <text:p>332</text:p>
          </table:table-cell>
          <table:table-cell table:formula="of:=[.D2]/SUM([.D$2:.D$8])" office:value-type="float" office:value="0.914600550964187" calcext:value-type="float">
            <text:p>0.914600551</text:p>
          </table:table-cell>
          <table:table-cell table:formula="of:=SUM([.E$2:.E2])" office:value-type="float" office:value="0.914600550964187" calcext:value-type="float">
            <text:p>0.914600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577];[.C3])" office:value-type="float" office:value="22" calcext:value-type="float">
            <text:p>22</text:p>
          </table:table-cell>
          <table:table-cell table:formula="of:=[.D3]/SUM([.D$2:.D$8])" office:value-type="float" office:value="0.0606060606060606" calcext:value-type="float">
            <text:p>0.0606060606</text:p>
          </table:table-cell>
          <table:table-cell table:formula="of:=SUM([.E$2:.E3])" office:value-type="float" office:value="0.975206611570248" calcext:value-type="float">
            <text:p>0.9752066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577];[.C4])" office:value-type="float" office:value="2" calcext:value-type="float">
            <text:p>2</text:p>
          </table:table-cell>
          <table:table-cell table:formula="of:=[.D4]/SUM([.D$2:.D$8])" office:value-type="float" office:value="0.00550964187327824" calcext:value-type="float">
            <text:p>0.0055096419</text:p>
          </table:table-cell>
          <table:table-cell table:formula="of:=SUM([.E$2:.E4])" office:value-type="float" office:value="0.980716253443526" calcext:value-type="float">
            <text:p>0.9807162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577];[.C5])" office:value-type="float" office:value="2" calcext:value-type="float">
            <text:p>2</text:p>
          </table:table-cell>
          <table:table-cell table:formula="of:=[.D5]/SUM([.D$2:.D$8])" office:value-type="float" office:value="0.00550964187327824" calcext:value-type="float">
            <text:p>0.0055096419</text:p>
          </table:table-cell>
          <table:table-cell table:formula="of:=SUM([.E$2:.E5])" office:value-type="float" office:value="0.986225895316805" calcext:value-type="float">
            <text:p>0.9862258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577];[.C6])" office:value-type="float" office:value="2" calcext:value-type="float">
            <text:p>2</text:p>
          </table:table-cell>
          <table:table-cell table:formula="of:=[.D6]/SUM([.D$2:.D$8])" office:value-type="float" office:value="0.00550964187327824" calcext:value-type="float">
            <text:p>0.0055096419</text:p>
          </table:table-cell>
          <table:table-cell table:formula="of:=SUM([.E$2:.E6])" office:value-type="float" office:value="0.991735537190083" calcext:value-type="float">
            <text:p>0.9917355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577];[.C7])" office:value-type="float" office:value="2" calcext:value-type="float">
            <text:p>2</text:p>
          </table:table-cell>
          <table:table-cell table:formula="of:=[.D7]/SUM([.D$2:.D$8])" office:value-type="float" office:value="0.00550964187327824" calcext:value-type="float">
            <text:p>0.0055096419</text:p>
          </table:table-cell>
          <table:table-cell table:formula="of:=SUM([.E$2:.E7])" office:value-type="float" office:value="0.997245179063361" calcext:value-type="float">
            <text:p>0.9972451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577];[.C8])" office:value-type="float" office:value="1" calcext:value-type="float">
            <text:p>1</text:p>
          </table:table-cell>
          <table:table-cell table:formula="of:=[.D8]/SUM([.D$2:.D$8])" office:value-type="float" office:value="0.00275482093663912" calcext:value-type="float">
            <text:p>0.0027548209</text:p>
          </table:table-cell>
          <table:table-cell table:formula="of:=SUM([.E$2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gumtree block feature + log statement match + 0.99up'.C1:'gumtree block feature + log statement match + 0.99up'.F1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lock feature + log statement match + edit node filter'.C2:'block feature + log statement match + edit node filter'.F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1:43:45.375510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5T11:47:54.518663273</dc:date>
    <meta:editing-duration>PT45M51S</meta:editing-duration>
    <meta:editing-cycles>9</meta:editing-cycles>
    <meta:generator>LibreOffice/5.0.3.2$Linux_X86_64 LibreOffice_project/00m0$Build-2</meta:generator>
    <meta:document-statistic meta:table-count="3" meta:cell-count="41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3cm" svg:height="9cm" xlink:href=".." xlink:type="simple" chart:class="chart:line" chart:style-name="ch1">
        <chart:plot-area chart:style-name="ch2" table:cell-range-address="'log statement match'.G2:'log statement match'.G709" svg:x="-0.727cm" svg:y="1.282cm" svg:width="23.325cm" svg:height="8.639cm">
          <chartooo:coordinate-region svg:x="0cm" svg:y="1.482cm" svg:width="22.585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og statement match'.G2:'log statement match'.G709" chart:class="chart:line">
            <chart:data-point chart:repeated="7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'log statement match'.G2:'log statement match'.G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26195899772">
                <text:p>0.4715261958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33029612756">
                <text:p>0.59453302961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314350797266">
                <text:p>0.658314350797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93394077449">
                <text:p>0.68109339407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995444191344">
                <text:p>0.917995444191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1:'block feature + log statement match + edit node filter'.C18 'block feature + log statement match + edit node filter'.F1:'block feature + log statement match + edit node filter'.F18" svg:x="0.32cm" svg:y="0.18cm" svg:width="15.36cm" svg:height="8.64cm">
          <chartooo:coordinate-region svg:x="1.232cm" svg:y="0.379cm" svg:width="14.168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lock feature + log statement match + edit node filter'.F1:'block feature + log statement match + edit node filter'.F18" chart:class="chart:scatter">
            <chart:domain table:cell-range-address="'block feature + log statement match + edit node filter'.C1:'block feature + log statement match + edit node filter'.C18"/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block feature + log statement match + edit node filter'.C1:'block feature + log statement match + edit node filter'.C18</svg:desc>
                </draw:g>
              </table:table-cell>
              <table:table-cell office:value-type="float" office:value="NaN">
                <text:p>NaN</text:p>
                <draw:g>
                  <svg:desc>'block feature + log statement match + edit node filter'.F1:'block feature + log statement match + edit node filter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14600550964187">
                <text:p>0.914600550964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75206611570248">
                <text:p>0.97520661157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80716253443526">
                <text:p>0.980716253443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986225895316805">
                <text:p>0.986225895316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91735537190083">
                <text:p>0.991735537190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0.997245179063361">
                <text:p>0.997245179063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gumtree block feature + log statement match + 0.99up'.C2:'gumtree block feature + log statement match + 0.99up'.C21 'gumtree block feature + log statement match + 0.99up'.F2:'gumtree block feature + log statement match + 0.99up'.F21" svg:x="0.485cm" svg:y="1.006cm" svg:width="15.359cm" svg:height="8.639cm">
          <chartooo:coordinate-region svg:x="1.212cm" svg:y="1.206cm" svg:width="14.352cm" svg:height="7.7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gumtree block feature + log statement match + 0.99up'.F2:'gumtree block feature + log statement match + 0.99up'.F21" chart:class="chart:scatter">
            <chart:domain table:cell-range-address="'gumtree block feature + log statement match + 0.99up'.C2:'gumtree block feature + log statement match + 0.99up'.C2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umtree block feature + log statement match + 0.99up'.C2:'gumtree block feature + log statement match + 0.99up'.C21</svg:desc>
                </draw:g>
              </table:table-cell>
              <table:table-cell office:value-type="float" office:value="0.754820936639118">
                <text:p>0.754820936639118</text:p>
                <draw:g>
                  <svg:desc>'gumtree block feature + log statement match + 0.99up'.F2:'gumtree block feature + log statement match + 0.99up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8898071625344">
                <text:p>0.798898071625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9917355371901">
                <text:p>0.80991735537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5426997245179">
                <text:p>0.815426997245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53994490358127">
                <text:p>0.853994490358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865013774104683">
                <text:p>0.865013774104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870523415977961">
                <text:p>0.870523415977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887052341597796">
                <text:p>0.887052341597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898071625344353">
                <text:p>0.898071625344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903581267217631">
                <text:p>0.90358126721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931129476584022">
                <text:p>0.931129476584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0.9366391184573">
                <text:p>0.9366391184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947658402203857">
                <text:p>0.947658402203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0.953168044077135">
                <text:p>0.953168044077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">
                <text:p>111</text:p>
              </table:table-cell>
              <table:table-cell office:value-type="float" office:value="0.955922865013774">
                <text:p>0.955922865013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